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OwnerDonation Document</text:p>
      <text:p text:style-name="P2"/>
      <text:p text:style-name="P2"/>
      <text:p text:style-name="P2">Owner Info (Should be just like an Owner Document)</text:p>
      <text:p text:style-name="Standard">OwnerComments: &lt;&lt;OwnerComments&gt;&gt;</text:p>
      <text:p text:style-name="Standard">OwnerCreatedBy: &lt;&lt;OwnerCreatedBy&gt;&gt;</text:p>
      <text:p text:style-name="Standard">OwnerCreatedDate: &lt;&lt;OwnerCreatedDate&gt;&gt; </text:p>
      <text:p text:style-name="Standard">HomeTelephone: &lt;&lt;HomeTelephone&gt;&gt;</text:p>
      <text:p text:style-name="Standard">OwnerID: &lt;&lt;OwnerID&gt;&gt;</text:p>
      <text:p text:style-name="Standard">IDCheck: &lt;&lt;IDCheck&gt;&gt;</text:p>
      <text:p text:style-name="Standard">OwnerLastChangedDate: &lt;&lt;OwnerLastChangedDate&gt;&gt;</text:p>
      <text:p text:style-name="Standard"><text:span text:style-name="T1">OwnerLastChangedBy</text:span>: <text:span text:style-name="T1">&lt;&lt;OwnerLastChangedBy&gt;&gt;</text:span></text:p>
      <text:p text:style-name="Standard"><text:span text:style-name="T1">OwnerAddress</text:span>: <text:span text:style-name="T1">&lt;&lt;OwnerAddress&gt;&gt;</text:span></text:p>
      <text:p text:style-name="Standard"><text:span text:style-name="T1">OwnerCity</text:span>: <text:span text:style-name="T1">&lt;&lt;OwnerCity&gt;&gt;</text:span></text:p>
      <text:p text:style-name="Standard"><text:span text:style-name="T1">OwnerState</text:span>: <text:span text:style-name="T1">&lt;&lt;OwnerState&gt;&gt;</text:span></text:p>
      <text:p text:style-name="Standard"><text:span text:style-name="T1">OwnerName</text:span>: <text:span text:style-name="T1">&lt;&lt;OwnerName&gt;&gt;</text:span></text:p>
      <text:p text:style-name="Standard"><text:span text:style-name="T1">OwnerZipcode</text:span>: <text:span text:style-name="T1">&lt;&lt;OwnerZipcode&gt;&gt;</text:span></text:p>
      <text:p text:style-name="Standard"><text:span text:style-name="T1">WorkTelephone</text:span>: <text:span text:style-name="T1">&lt;&lt;WorkTelephone&gt;&gt;</text:span></text:p>
      <text:p text:style-name="Standard"><text:span text:style-name="T1">MobileTelephone</text:span>: <text:span text:style-name="T1">&lt;&lt;MobileTelephone&gt;&gt;</text:span></text:p>
      <text:p text:style-name="Standard"><text:span text:style-name="T1">OwnerTitle</text:span>: <text:span text:style-name="T1">&lt;&lt;OwnerTitle&gt;&gt;</text:span></text:p>
      <text:p text:style-name="Standard"><text:span text:style-name="T1">OwnerInitials</text:span>: <text:span text:style-name="T1">&lt;&lt;OwnerInitials&gt;&gt;</text:span></text:p>
      <text:p text:style-name="Standard"><text:span text:style-name="T1">OwnerForenames</text:span>: <text:span text:style-name="T1">&lt;&lt;OwnerForenames&gt;&gt;</text:span></text:p>
      <text:p text:style-name="Standard"><text:span text:style-name="T1">OwnerSurname</text:span>: <text:span text:style-name="T1">&lt;&lt;OwnerSurname&gt;&gt;</text:span></text:p>
      <text:p text:style-name="P3"/>
      <text:p text:style-name="P4">Donation Info</text:p>
      <text:p text:style-name="P3">DonationID: &lt;&lt;DonationID&gt;&gt;</text:p>
      <text:p text:style-name="P3">DonationDate: &lt;&lt;DonationDate&gt;&gt;</text:p>
      <text:p text:style-name="Standard"><text:span text:style-name="T1">DonationDateDue</text:span>: <text:span text:style-name="T1">&lt;&lt;DonationDateDue&gt;&gt;</text:span></text:p>
      <text:p text:style-name="P3">Donation: &lt;&lt;DonationAmount&gt;&gt;</text:p>
      <text:p text:style-name="Standard"><text:span text:style-name="T1">DonationComments</text:span>: <text:span text:style-name="T1">&lt;&lt;DonationComments&gt;&gt;</text:span></text:p>
      <text:p text:style-name="Standard"><text:span text:style-name="T1">DonationCreatedBy</text:span>: <text:span text:style-name="T1">&lt;&lt;DonationCreatedBy&gt;&gt;</text:span></text:p>
      <text:p text:style-name="Standard"><text:span text:style-name="T1">DonationCreatedDate</text:span>: <text:span text:style-name="T1">&lt;&lt;DonationCreatedDate&gt;&gt;</text:span></text:p>
      <text:p text:style-name="Standard"><text:span text:style-name="T1">DonationLastChangedBy</text:span>: <text:span text:style-name="T1">&lt;&lt;DonationLastChangedBy&gt;&gt;</text:span></text:p>
      <text:p text:style-name="Standard"><text:span text:style-name="T1">DonationLastChangedDate</text:span>: <text:span text:style-name="T1">&lt;&lt;DonationLastChangedDate&gt;&gt;</text:span></text:p>
      <text:p text:style-name="Standard"><text:span text:style-name="T1">DonationType</text:span>: <text:span text:style-name="T1">&lt;&lt;DonationType&gt;&gt;</text:span></text:p>
      <text:p text:style-name="P3">ReceiptNum: &lt;&lt;ReceiptNum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Michael Streeter</meta:initial-creator>
    <meta:creation-date>2005-04-10T15:02:37</meta:creation-date>
    <dc:date>2005-04-14T11:45:27</dc:date>
    <dc:language>en-US</dc:language>
    <meta:editing-cycles>8</meta:editing-cycles>
    <meta:editing-duration>PT29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74" meta:character-count="1079"/>
  </office:meta>
</office:document-meta>
</file>